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ee28" officeooo:paragraph-rsid="001719d7"/>
    </style:style>
    <style:style style:name="P2" style:family="paragraph" style:parent-style-name="Standard">
      <style:text-properties officeooo:rsid="0013ee28" officeooo:paragraph-rsid="0018a946"/>
    </style:style>
    <style:style style:name="P3" style:family="paragraph" style:parent-style-name="Standard">
      <style:text-properties officeooo:rsid="00246560" officeooo:paragraph-rsid="00246560"/>
    </style:style>
    <style:style style:name="P4" style:family="paragraph" style:parent-style-name="Standard">
      <style:text-properties officeooo:rsid="0031cf69" officeooo:paragraph-rsid="0031cf69"/>
    </style:style>
    <style:style style:name="P5" style:family="paragraph" style:parent-style-name="Standard">
      <style:text-properties officeooo:rsid="00354835" officeooo:paragraph-rsid="00354835"/>
    </style:style>
    <style:style style:name="P6" style:family="paragraph" style:parent-style-name="Standard">
      <style:text-properties officeooo:rsid="003ae91a" officeooo:paragraph-rsid="003ae91a"/>
    </style:style>
    <style:style style:name="P7" style:family="paragraph" style:parent-style-name="Standard">
      <style:text-properties officeooo:rsid="003b643f" officeooo:paragraph-rsid="003b643f"/>
    </style:style>
    <style:style style:name="P8" style:family="paragraph" style:parent-style-name="Standard">
      <style:text-properties officeooo:rsid="003e650d" officeooo:paragraph-rsid="003e650d"/>
    </style:style>
    <style:style style:name="P9" style:family="paragraph" style:parent-style-name="Standard">
      <style:text-properties officeooo:rsid="00413992" officeooo:paragraph-rsid="00413992"/>
    </style:style>
    <style:style style:name="P10" style:family="paragraph" style:parent-style-name="Heading_20_2">
      <style:text-properties fo:font-variant="normal" fo:text-transform="none" fo:color="#000000" style:font-name="Arial" fo:font-size="18.75pt" fo:letter-spacing="normal" fo:font-style="normal" fo:font-weight="bold"/>
    </style:style>
    <style:style style:name="T1" style:family="text">
      <style:text-properties officeooo:rsid="001719d7"/>
    </style:style>
    <style:style style:name="T2" style:family="text">
      <style:text-properties officeooo:rsid="0018a946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6caa"/>
    </style:style>
    <style:style style:name="T5" style:family="text">
      <style:text-properties style:text-underline-style="none" officeooo:rsid="001d2e17"/>
    </style:style>
    <style:style style:name="T6" style:family="text">
      <style:text-properties style:text-underline-style="none" officeooo:rsid="0025d780"/>
    </style:style>
    <style:style style:name="T7" style:family="text">
      <style:text-properties style:text-underline-style="none" officeooo:rsid="00298bc2"/>
    </style:style>
    <style:style style:name="T8" style:family="text">
      <style:text-properties style:text-underline-style="none" officeooo:rsid="003370cb"/>
    </style:style>
    <style:style style:name="T9" style:family="text">
      <style:text-properties style:text-underline-style="none" officeooo:rsid="00374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bookmark text:name="1-naive-bayes-classifier"/>Naive Bayes</text:h>
      <text:p text:style-name="P1">Xét bài toán phân lớp với C lớp từ 1,2,...C. Có 1 điểm dữ liệu là x = (x1,x2,...xn). <text:span text:style-name="T1">Tính xác xuất để điểm dữ liệu này rơi vào lớp c. Nói <text:s/>cách khác cần tính p(y = c|x) hay p(c|x).</text:span></text:p>
      <text:p text:style-name="P1"/>
      <text:p text:style-name="P2"><text:span text:style-name="T2">Với bài toán đã cho ta có 5 lớp :</text:span></text:p>
      <text:p text:style-name="P2"><text:span text:style-name="T2"><text:tab/>+Lớp 1: từ 18-24 tuổi</text:span></text:p>
      <text:p text:style-name="P2"><text:span text:style-name="T3"><text:tab/></text:span><text:span text:style-name="T4">+Lớp </text:span><text:span text:style-name="T5">2: từ 25-34 tuổi</text:span></text:p>
      <text:p text:style-name="P2"><text:span text:style-name="T5"><text:tab/>+Lớp 3: từ 35-44 tuổi </text:span></text:p>
      <text:p text:style-name="P2"><text:span text:style-name="T5"><text:tab/>+Lớp 4: từ 45-54 tuổi </text:span></text:p>
      <text:p text:style-name="P2"><text:span text:style-name="T5"><text:tab/>+Lớp 5: từ 55 tuổi trở lên</text:span></text:p>
      <text:p text:style-name="P2"><text:span text:style-name="T5"/></text:p>
      <text:p text:style-name="P3"><text:span text:style-name="T5">K</text:span><text:span text:style-name="T3">hi xét các ID tương ứng với 1 điểm dữ liệu là x = (ID1,ID2,..Idn) </text:span><text:span text:style-name="T6">là những người thích các group có ID đấy sẽ ở độ tuổi bao nhiêu thì ta đưa ra xác xuất tính là:</text:span></text:p>
      <text:p text:style-name="P3"><text:span text:style-name="T6"><text:tab/>c = max (p(ci|x)) <text:s/></text:span><text:span text:style-name="T7">(ci thuộc c1,c2,c3,c4,c5 tương đương với 5 lớp)</text:span></text:p>
      <text:p text:style-name="P4"><text:span text:style-name="T7">&lt;</text:span><text:span text:style-name="T3">=&gt; <text:s text:c="4"/>c = max (p(x|c)p(c) / p(x)) <text:s/>(công thức Bayes) </text:span><text:span text:style-name="T8">(đổi như này vì xác xuất ở trên khá khó tính khi code)</text:span></text:p>
      <text:p text:style-name="P5"><text:span text:style-name="T8">&lt;</text:span><text:span text:style-name="T3">=&gt; <text:tab/>c = max(p(x|c)p(c)) </text:span><text:span text:style-name="T9">(mẫu ở dưới luôn là p(x) nên để tìm max chỉ cần tử max) </text:span></text:p>
      <text:p text:style-name="P6"><text:span text:style-name="T9">&lt;</text:span><text:span text:style-name="T3">=&gt; <text:tab/>c = max (p(c)*p(ID1|c)*(ID2|c)*...*(IDn|c) (ở đây ở sử rằng các ID độc lập với nhau)</text:span></text:p>
      <text:p text:style-name="P7"><text:span text:style-name="T3">&lt;=&gt; <text:s/><text:tab/>c = max ( log(p(c)) + log(p(ID1|c)) + … + log(p(IDn|c))) (vì các xác suất rất bé chỉ từ 0→1 nên khi phân các xác suất như ở trên có thể dẫn đến sai số xác xuất ở thể trở thành 0, vì vậy ta chuyển nó thành tổng các log như này)</text:span></text:p>
      <text:p text:style-name="P7"><text:span text:style-name="T3"/></text:p>
      <text:p text:style-name="P8"><text:span text:style-name="T3">Như vậy sau khi tìm được c ứng với mỗi lớp c1,c2,c3,c4,c5 cái nào có xác suất lớn nhất thì ta dự đoán là người dùng thuộc lớp đấy. </text:span></text:p>
      <text:p text:style-name="P8"><text:span text:style-name="T3"/></text:p>
      <text:p text:style-name="P9"><text:span text:style-name="T3">Chú ý: khi test sẽ gặp trường hợp ID không xuất hiện dẫn đến xác suất bằng 0 có thể ảnh hưởng tới kết quả cuối, nên ta cần làm “trơn” nó bằng cách khi tính xác suất thay vì (a/b) ta sẽ viết thành (a+1/b+1) số 1 ở đây là hệ số làm “trơn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20:17:21.242985931</meta:creation-date>
    <dc:date>2020-06-07T20:37:48.243971777</dc:date>
    <meta:editing-duration>PT20M18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325" meta:character-count="1449" meta:non-whitespace-character-count="1119"/>
  </office:meta>
</office:document-meta>
</file>